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 tools for Survey Analysis</text:title></text:p>
      <text:p text:style-name="OrgTitle"/>
      <text:p text:style-name="OrgSubtitle"><text:initial-creator>Daniel Ballesteros-Chavez, Jorge Becerril-Cejudo and Miguel López-Cruz</text:initial-creator></text:p>
      <text:p text:style-name="OrgSubtitle"/>
      <text:p text:style-name="OrgSubtitle"><text:span text:style-name="OrgActiveTimestamp">&lt;2021-02-05 Fri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200dd4">1. Introduction</text:a></text:p>
          <text:p text:style-name="Contents_20_1"><text:a xlink:type="simple" xlink:href="#orgb7611b3">2. Sampling design</text:a></text:p>
          <text:p text:style-name="Contents_20_1"><text:a xlink:type="simple" xlink:href="#org6dce7a5">3. Survey analysis examples</text:a></text:p>
          <text:p text:style-name="Contents_20_1"><text:a xlink:type="simple" xlink:href="#org0191d86">4. Printing results</text:a></text:p>
        </text:index-body>
      </text:table-of-content>
      <text:h text:style-name="Heading_20_1" text:outline-level="1" text:is-list-header="false">
<text:bookmark-start text:name="OrgXref.orgb200dd4"/>
<text:bookmark text:name="orgb200dd4"/>Introduction
<text:bookmark-end text:name="OrgXref.orgb200dd4"/></text:h>
      <text:p text:style-name="Text_20_body">Some code using R and the survey package.
</text:p>
      <text:p text:style-name="Text_20_body">The core of the functions defined here is the <text:a xlink:type="simple" xlink:href="https://cran.r-project.org/web/packages/survey/">survey package</text:a>.
</text:p>
      <text:h text:style-name="Heading_20_1" text:outline-level="1" text:is-list-header="false">
<text:bookmark-start text:name="OrgXref.orgb7611b3"/>
<text:bookmark text:name="orgb7611b3"/>Sampling design
<text:bookmark-end text:name="OrgXref.orgb7611b3"/></text:h>
      <text:h text:style-name="Heading_20_1" text:outline-level="1" text:is-list-header="false">
<text:bookmark-start text:name="OrgXref.org6dce7a5"/>
<text:bookmark text:name="org6dce7a5"/>Survey analysis examples
<text:bookmark-end text:name="OrgXref.org6dce7a5"/></text:h>
      <text:h text:style-name="Heading_20_1" text:outline-level="1" text:is-list-header="false">
<text:bookmark-start text:name="OrgXref.org0191d86"/>
<text:bookmark text:name="org0191d86"/>Printing results
<text:bookmark-end text:name="OrgXref.org0191d86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niel Ballesteros-Chavez, Jorge Becerril-Cejudo and Miguel López-Cruz</dc:creator>
    <meta:initial-creator>Daniel Ballesteros-Chavez, Jorge Becerril-Cejudo and Miguel López-Cruz</meta:initial-creator>
    <dc:date>2021-02-05</dc:date>
    <meta:creation-date>2021-02-05</meta:creation-date>
    <meta:generator>Emacs 26.1 (Org mode 9.3.6)</meta:generator>
    <meta:keyword/>
    <dc:subject/>
    <dc:title>R tools for Survey Analysis</dc:title>
  </office:meta>
</office:document-meta>
</file>